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ny" style:family="paragraph">
      <style:text-properties fo:font-size="18pt" style:font-size-asian="18pt" style:font-size-complex="18pt"/>
    </style:style>
    <style:style style:name="P3" style:parent-style-name="Normalny" style:family="paragraph">
      <style:text-properties fo:font-size="18pt" style:font-size-asian="18pt" style:font-size-complex="18pt"/>
    </style:style>
    <style:style style:name="P4" style:parent-style-name="Normalny" style:family="paragraph">
      <style:text-properties fo:font-size="18pt" style:font-size-asian="18pt" style:font-size-complex="18pt"/>
    </style:style>
    <style:style style:name="P5" style:parent-style-name="Normalny" style:family="paragraph">
      <style:text-properties fo:font-size="18pt" style:font-size-asian="18pt" style:font-size-complex="18pt"/>
    </style:style>
    <style:style style:name="T6" style:parent-style-name="Domyślnaczcionkaakapitu" style:family="text">
      <style:text-properties fo:font-size="16pt" style:font-size-asian="16pt" style:font-size-complex="16pt"/>
    </style:style>
    <style:style style:name="T7" style:parent-style-name="Domyślnaczcionkaakapitu" style:family="text">
      <style:text-properties fo:font-size="16pt" style:font-size-asian="16pt" style:font-size-complex="16pt"/>
    </style:style>
    <style:style style:name="T8" style:parent-style-name="Domyślnaczcionkaakapitu" style:family="text">
      <style:text-properties fo:font-size="16pt" style:font-size-asian="16pt" style:font-size-complex="16pt"/>
    </style:style>
    <style:style style:name="T9" style:parent-style-name="Domyślnaczcionkaakapitu" style:family="text">
      <style:text-properties fo:font-size="16pt" style:font-size-asian="16pt" style:font-size-complex="16pt"/>
    </style:style>
    <style:style style:name="T10" style:parent-style-name="Domyślnaczcionkaakapitu" style:family="text">
      <style:text-properties fo:font-size="16pt" style:font-size-asian="16pt" style:font-size-complex="16pt"/>
    </style:style>
    <style:style style:name="T11" style:parent-style-name="Domyślnaczcionkaakapitu" style:family="text">
      <style:text-properties fo:font-size="16pt" style:font-size-asian="16pt" style:font-size-complex="16pt"/>
    </style:style>
    <style:style style:name="T12" style:parent-style-name="Domyślnaczcionkaakapitu" style:family="text">
      <style:text-properties fo:font-size="16pt" style:font-size-asian="16pt" style:font-size-complex="16pt"/>
    </style:style>
    <style:style style:name="T13" style:parent-style-name="Domyślnaczcionkaakapitu" style:family="text">
      <style:text-properties fo:font-size="16pt" style:font-size-asian="16pt" style:font-size-complex="16pt"/>
    </style:style>
    <style:style style:name="P14" style:parent-style-name="Normalny" style:family="paragraph">
      <style:text-properties fo:font-size="18pt" style:font-size-asian="18pt" style:font-size-complex="18pt"/>
    </style:style>
    <style:style style:name="P15" style:parent-style-name="Normalny" style:family="paragraph">
      <style:text-properties fo:font-size="16pt" style:font-size-asian="16pt" style:font-size-complex="16pt"/>
    </style:style>
    <style:style style:name="P16" style:parent-style-name="Normalny" style:family="paragraph">
      <style:text-properties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text-properties fo:font-size="18pt" style:font-size-asian="18pt" style:font-size-complex="18pt"/>
    </style:style>
    <style:style style:name="P19" style:parent-style-name="Normalny" style:family="paragraph">
      <style:text-properties fo:font-size="18pt" style:font-size-asian="18pt" style:font-size-complex="18pt"/>
    </style:style>
    <style:style style:name="P20" style:parent-style-name="Normalny" style:family="paragraph">
      <style:text-properties fo:font-size="18pt" style:font-size-asian="18pt" style:font-size-complex="18pt"/>
    </style:style>
    <style:style style:name="P21" style:parent-style-name="Normalny" style:family="paragraph">
      <style:text-properties fo:font-size="18pt" style:font-size-asian="18pt" style:font-size-complex="18pt" fo:language="en" fo:country="US"/>
    </style:style>
    <style:style style:name="P22" style:parent-style-name="Normalny" style:family="paragraph">
      <style:text-properties fo:font-size="18pt" style:font-size-asian="18pt" style:font-size-complex="18pt" fo:language="en" fo:country="US"/>
    </style:style>
    <style:style style:name="P23" style:parent-style-name="Normalny" style:family="paragraph">
      <style:text-properties fo:font-size="18pt" style:font-size-asian="18pt" style:font-size-complex="18pt" fo:language="en" fo:country="US"/>
    </style:style>
    <style:style style:name="P24" style:parent-style-name="Normalny" style:family="paragraph">
      <style:text-properties fo:font-size="18pt" style:font-size-asian="18pt" style:font-size-complex="18pt"/>
    </style:style>
    <style:style style:name="P25" style:parent-style-name="Normalny" style:family="paragraph">
      <style:text-properties fo:font-size="18pt" style:font-size-asian="18pt" style:font-size-complex="18pt"/>
    </style:style>
    <style:style style:name="P26" style:parent-style-name="Normalny" style:family="paragraph">
      <style:text-properties fo:font-size="18pt" style:font-size-asian="18pt" style:font-size-complex="18pt"/>
    </style:style>
    <style:style style:name="P27" style:parent-style-name="Normalny" style:family="paragraph">
      <style:text-properties fo:font-size="18pt" style:font-size-asian="18pt" style:font-size-complex="18pt"/>
    </style:style>
    <style:style style:name="P28" style:parent-style-name="Normalny" style:family="paragraph">
      <style:text-properties fo:font-size="18pt" style:font-size-asian="18pt" style:font-size-complex="18pt"/>
    </style:style>
    <style:style style:name="P29" style:parent-style-name="Normalny" style:family="paragraph">
      <style:text-properties fo:font-size="18pt" style:font-size-asian="18pt" style:font-size-complex="18pt"/>
    </style:style>
    <style:style style:name="P30" style:parent-style-name="Normalny" style:family="paragraph">
      <style:text-properties fo:font-size="18pt" style:font-size-asian="18pt" style:font-size-complex="18pt"/>
    </style:style>
    <style:style style:name="P31" style:parent-style-name="Normalny" style:family="paragraph">
      <style:text-properties fo:font-size="18pt" style:font-size-asian="18pt" style:font-size-complex="18pt"/>
    </style:style>
    <style:style style:name="P32" style:parent-style-name="Normalny" style:family="paragraph">
      <style:text-properties fo:font-size="18pt" style:font-size-asian="18pt" style:font-size-complex="18pt"/>
    </style:style>
    <style:style style:name="P33" style:parent-style-name="Normalny" style:family="paragraph">
      <style:text-properties fo:font-size="18pt" style:font-size-asian="18pt" style:font-size-complex="18pt"/>
    </style:style>
    <style:style style:name="P34" style:parent-style-name="Normalny" style:family="paragraph">
      <style:text-properties fo:font-size="18pt" style:font-size-asian="18pt" style:font-size-complex="18pt"/>
    </style:style>
    <style:style style:name="P35" style:parent-style-name="Normalny" style:family="paragraph">
      <style:text-properties fo:font-size="18pt" style:font-size-asian="18pt" style:font-size-complex="18pt"/>
    </style:style>
    <style:style style:name="P36" style:parent-style-name="Normalny" style:family="paragraph">
      <style:text-properties fo:font-size="18pt" style:font-size-asian="18pt" style:font-size-complex="18pt"/>
    </style:style>
    <style:style style:name="P37" style:parent-style-name="Normalny" style:family="paragraph">
      <style:text-properties fo:font-size="18pt" style:font-size-asian="18pt" style:font-size-complex="18pt"/>
    </style:style>
    <style:style style:name="P38" style:parent-style-name="Normalny" style:family="paragraph">
      <style:text-properties fo:font-size="18pt" style:font-size-asian="18pt" style:font-size-complex="18pt"/>
    </style:style>
    <style:style style:name="P39" style:parent-style-name="Normalny" style:family="paragraph">
      <style:text-properties fo:font-size="18pt" style:font-size-asian="18pt" style:font-size-complex="18pt"/>
    </style:style>
    <style:style style:name="P40" style:parent-style-name="Normalny" style:family="paragraph">
      <style:text-properties fo:font-size="18pt" style:font-size-asian="18pt" style:font-size-complex="18pt"/>
    </style:style>
    <style:style style:name="T41" style:parent-style-name="Domyślnaczcionkaakapitu" style:family="text">
      <style:text-properties fo:font-size="18pt" style:font-size-asian="18pt" style:font-size-complex="18pt"/>
    </style:style>
    <style:style style:name="T42" style:parent-style-name="Domyślnaczcionkaakapitu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1.Tytuł</text:p>
      <text:p text:style-name="Normalny">„Disposal unit” –<text:s/>gra komputerowa<text:s/></text:p>
      <text:p text:style-name="P2"/>
      <text:p text:style-name="P3">2.Skład zespołu</text:p>
      <text:p text:style-name="Normalny">3B</text:p>
      <text:p text:style-name="Normalny">-Kacper Urbański</text:p>
      <text:p text:style-name="Normalny">-Piotr Żyła</text:p>
      <text:p text:style-name="Normalny"/>
      <text:p text:style-name="P4">3.Cel główny projektu</text:p>
      <text:p text:style-name="Normalny">Gra jest pierwszo osobową strzelanką, w której gracz musi<text:s/>dotrzeć do celu<text:s/>pokonując<text:s/>fale przeciwników</text:p>
      <text:p text:style-name="Normalny"/>
      <text:p text:style-name="P5">4.Zakres funkcjonalności</text:p>
      <text:p text:style-name="Normalny"><text:span text:style-name="T6">Moduł<text:s/></text:span><text:span text:style-name="T7">wizualny</text:span><text:span text:style-name="T8">:<text:s/></text:span>gra posiada efekty wizualne reagujące na gameplay</text:p>
      <text:p text:style-name="Normalny"><text:span text:style-name="T9">Moduł<text:s/></text:span><text:span text:style-name="T10">dźwiękowy</text:span><text:span text:style-name="T11">:<text:s/></text:span>gra zawiera efekty dźwiękowe odpowiadające otoczeniu</text:p>
      <text:p text:style-name="Normalny"><text:span text:style-name="T12">Moduł zapisowy:<text:s/></text:span>gra pozwala na zapisanie postępu i powrócenie do gry</text:p>
      <text:p text:style-name="Normalny"><text:span text:style-name="T13">Dodatkowe funkcjonalności</text:span>:</text:p>
      <text:p text:style-name="Normalny">-Opcje zmiany sterowania</text:p>
      <text:p text:style-name="Normalny"/>
      <text:p text:style-name="P14">5.Technologie</text:p>
      <text:p text:style-name="P15">Języki programowania:</text:p>
      <text:p text:style-name="Normalny">-Csharp</text:p>
      <text:p text:style-name="P16">Framework:</text:p>
      <text:p text:style-name="Normalny"><text:span text:style-name="T17">-</text:span>Unity</text:p>
      <text:p text:style-name="Normalny">-I możliwe inne(nie wiemy<text:s/>w czym się to pisze,<text:s/>przepraszamy)</text:p>
      <text:soft-page-break/>
      <text:p text:style-name="P18">7.Harmonogram pracy dla etapów</text:p>
      <text:p text:style-name="P19">1-Podstawy</text:p>
      <text:p text:style-name="P20">-projektowanie wyglądu<text:s/>przeciwników(Żyła)</text:p>
      <text:p text:style-name="P21">-fabuła(Razem)</text:p>
      <text:p text:style-name="P22">-hud(head up display)(Urbański)</text:p>
      <text:p text:style-name="P23">2-Działania</text:p>
      <text:p text:style-name="P24">-Poruszanie się(Żyła)</text:p>
      <text:p text:style-name="P25">-Interakcja między graczem a przeciwnikami(Żyła)</text:p>
      <text:p text:style-name="P26">-System HP(Urbański)</text:p>
      <text:p text:style-name="P27">3-Interfejs</text:p>
      <text:p text:style-name="P28">-Menu(Urbański)</text:p>
      <text:p text:style-name="P29">-Fizyka broni(Żyła)</text:p>
      <text:p text:style-name="P30">-Mapa(Urbański)</text:p>
      <text:p text:style-name="P31">4-Wizualność</text:p>
      <text:p text:style-name="P32">-Animacje(Urbański)</text:p>
      <text:p text:style-name="P33">-Mechanika zmiany broni(Żyła)</text:p>
      <text:p text:style-name="P34"/>
      <text:p text:style-name="P35">8.Kryteria sukcesu</text:p>
      <text:p text:style-name="P36">-Gracz jest w stanie korzystać z gry bez problemów</text:p>
      <text:p text:style-name="P37">-Funkcje jak efekty wizualne i dźwiękowe działają</text:p>
      <text:p text:style-name="P38"/>
      <text:soft-page-break/>
      <text:p text:style-name="P39">9.Potencjalne ryzyka</text:p>
      <text:p text:style-name="P40">-Zmiany wprowadzone przez gracza nie będą działać z systemem</text:p>
      <text:p text:style-name="Normalny"><text:span text:style-name="T41">-Interakcja gracza z przeciwnikami i obiektami wokół będzie<text:s/></text:span><text:span text:style-name="T42">nie działać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rbański Kacper</meta:initial-creator>
    <dc:creator>Urbański Kacper</dc:creator>
    <meta:creation-date>2024-09-23T13:42:00Z</meta:creation-date>
    <dc:date>2024-09-29T19:50:00Z</dc:date>
    <meta:template xlink:href="Normal" xlink:type="simple"/>
    <meta:editing-cycles>2</meta:editing-cycles>
    <meta:editing-duration>PT17400S</meta:editing-duration>
    <meta:document-statistic meta:page-count="3" meta:paragraph-count="2" meta:word-count="180" meta:character-count="1260" meta:row-count="9" meta:non-whitespace-character-count="1082"/>
  </office:meta>
</office:document-meta>
</file>